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411634402111667620"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8723175358390283235"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9031692183485659906"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6361843255429198267"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3883049333734914094"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990714243665960443"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2310813405966562587"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1549123688855706991"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4852236" text:continue-list="list2310813405966562587"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7939556890257430436"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4844610"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4846033"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4853309" text:continue-numbering="true" text:style-name="L9">
        <text:list-item>
          <text:list>
            <text:list-header>
              <text:p text:style-name="P205">Warm down: <text:span text:style-name="T3">0.25 mile jog home</text:span></text:p>
              <text:p text:style-name="P206"/>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4840802"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4833191"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7102526811197619692"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214060963547825113"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6314266913153924671"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4830009" text:continue-numbering="true" text:style-name="L12">
        <text:list-item>
          <text:list>
            <text:list-header>
              <text:p text:style-name="P210">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224366521348424757"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726068320741076577"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5105080071892346937" text:style-name="L15">
        <text:list-item>
          <text:list>
            <text:list-header>
              <text:p text:style-name="P179">1.5 miles averaging about 9:40/mile and rest 1 min</text:p>
            </text:list-header>
          </text:list>
        </text:list-item>
      </text:list>
      <text:p text:style-name="P23">1 mile in 8:26 and rest 2 min</text:p>
      <text:list xml:id="list4376974255021343827"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721384838509804672"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29025"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3">Tues May 17, 2022 no running</text:p>
      <text:list xml:id="list350944551012174830"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272521709813748907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2212399964279225012"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4852606" text:continue-list="list2725217098137489076" text:style-name="L19">
        <text:list-item>
          <text:list>
            <text:list-header>
              <text:p text:style-name="P183">(Pace*HR)=1240</text:p>
            </text:list-header>
          </text:list>
        </text:list-item>
      </text:list>
      <text:list xml:id="list34836808" text:continue-list="list350944551012174830" text:style-name="L18">
        <text:list-item>
          <text:list>
            <text:list-header>
              <text:p text:style-name="P182">2 miles at 10:46/mile Ave HR= 121 bpm and rest a few minutes</text:p>
            </text:list-header>
          </text:list>
        </text:list-item>
      </text:list>
      <text:list xml:id="list34844358" text:continue-list="list34852606"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4844843"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64330518611853947"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088991736049460072"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89999485687126452" text:style-name="L23">
        <text:list-item>
          <text:list>
            <text:list-header>
              <text:p text:style-name="P201">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4672868406026639085" text:style-name="L24">
        <text:list-item>
          <text:p text:style-name="P209">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2750856346006053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39667548036472572"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4850211"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4830893"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856082506632386178"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742315735077242965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3252844964722721250"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8562462633371343333"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3971243490353646230"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540037124347672539" text:style-name="L32">
        <text:list-item>
          <text:list>
            <text:list-header>
              <text:p text:style-name="P193">0.25 miles in 2:54</text:p>
              <text:p text:style-name="P193">1 mile in 9:21 going faster as I ran and ending at around 8:30 pace</text:p>
            </text:list-header>
          </text:list>
        </text:list-item>
      </text:list>
      <text:list xml:id="list5159448912468568602"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66982985461477489"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8936801469117739015"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23">Fri Oct 13, 2023 <text:span text:style-name="T2">5 miles</text:span> on a college treadmill</text:p>
      <text:p text:style-name="P23">Time: 52:18, Splits: 10:54, 10:42, 10:31, 10:20, 9:51.6 Ave Pace: 10:28</text:p>
      <text:p text:style-name="P23">Pulse after 2<text:span text:style-name="T6">nd</text:span>, 3<text:span text:style-name="T6">rd</text:span> 4<text:span text:style-name="T6">th</text:span> and 5<text:span text:style-name="T6">th</text:span> miles: 119, 119, 125, 135 bpm.</text:p>
      <text:p text:style-name="P23">I felt very good today. My breathing was excellent.</text:p>
      <text:p text:style-name="P35"/>
      <text:p text:style-name="P35">During the past week: <text:span text:style-name="T2">30.43 miles</text:span> streak of <text:s/>105 days</text:p>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24810587307276940" text:style-name="L36">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ext:soft-page-break/>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3T14:58:44.37</dc:date>
    <dc:creator>James Lombardi</dc:creator>
    <meta:editing-duration>P23DT14H23M42S</meta:editing-duration>
    <meta:editing-cycles>1892</meta:editing-cycles>
    <meta:generator>OpenOffice/4.1.2$Win32 OpenOffice.org_project/412m3$Build-9782</meta:generator>
    <meta:document-statistic meta:table-count="0" meta:image-count="9" meta:object-count="0" meta:page-count="189" meta:paragraph-count="5483" meta:word-count="59274" meta:character-count="304032"/>
  </office:meta>
</office:document-meta>
</file>